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PakType Naskh Basic" svg:font-family="'PakType Naskh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97cm" table:align="left"/>
    </style:style>
    <style:style style:name="Table1.A" style:family="table-column">
      <style:table-column-properties style:column-width="4.895cm"/>
    </style:style>
    <style:style style:name="Table1.B" style:family="table-column">
      <style:table-column-properties style:column-width="7.911cm"/>
    </style:style>
    <style:style style:name="Table1.C" style:family="table-column">
      <style:table-column-properties style:column-width="6.1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997cm" table:align="left"/>
    </style:style>
    <style:style style:name="Table2.A" style:family="table-column">
      <style:table-column-properties style:column-width="4.895cm"/>
    </style:style>
    <style:style style:name="Table2.B" style:family="table-column">
      <style:table-column-properties style:column-width="7.911cm"/>
    </style:style>
    <style:style style:name="Table2.C" style:family="table-column">
      <style:table-column-properties style:column-width="6.19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PakType Naskh Basic" fo:font-size="13pt" fo:font-style="italic" fo:font-weight="normal" officeooo:rsid="000a37f2" officeooo:paragraph-rsid="000a37f2" style:font-size-asian="13pt" style:font-style-asian="italic" style:font-weight-asian="normal" style:font-size-complex="13pt" style:font-style-complex="italic" style:font-weight-complex="normal"/>
    </style:style>
    <style:style style:name="P2" style:family="paragraph" style:parent-style-name="Standard">
      <style:paragraph-properties fo:text-align="justify" style:justify-single-word="false"/>
      <style:text-properties style:font-name="PakType Naskh Basic" fo:font-size="12pt" fo:font-style="normal" fo:font-weight="normal" officeooo:rsid="000c9c5c" officeooo:paragraph-rsid="000c9c5c"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text-position="0% 100%" style:font-name="PakType Naskh Basic" fo:font-size="14pt" fo:font-style="normal" fo:font-weight="bold" officeooo:rsid="000a37f2" officeooo:paragraph-rsid="000a37f2"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style:text-position="0% 100%" style:font-name="PakType Naskh Basic" fo:font-size="14pt" fo:font-style="normal" fo:font-weight="bold" officeooo:rsid="000ad14f" officeooo:paragraph-rsid="000ad14f"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text-position="0% 100%" style:font-name="PakType Naskh Basic" fo:font-size="14pt" fo:font-style="normal" fo:font-weight="bold" officeooo:rsid="000c9c5c" officeooo:paragraph-rsid="000c9c5c"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style:text-position="0% 100%" style:font-name="PakType Naskh Basic" fo:font-size="14pt" fo:font-style="normal" fo:font-weight="bold" officeooo:rsid="000d5773" officeooo:paragraph-rsid="00170382" style:font-size-asian="12.25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text-position="0% 100%" style:font-name="PakType Naskh Basic" fo:font-size="14pt" fo:font-style="normal" fo:font-weight="bold" officeooo:rsid="0019b5c8" officeooo:paragraph-rsid="0019b5c8"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text-position="0% 100%" style:font-name="PakType Naskh Basic" fo:font-size="9pt" fo:font-style="normal" fo:font-weight="normal" officeooo:rsid="000ad14f" officeooo:paragraph-rsid="000a37f2" style:font-size-asian="7.84999990463257pt" style:font-style-asian="normal" style:font-weight-asian="normal" style:font-size-complex="9pt" style:font-style-complex="normal" style:font-weight-complex="normal"/>
    </style:style>
    <style:style style:name="P9" style:family="paragraph" style:parent-style-name="Standard">
      <style:paragraph-properties fo:text-align="justify" style:justify-single-word="false"/>
      <style:text-properties style:text-position="0% 100%" style:font-name="PakType Naskh Basic" fo:font-size="9pt" fo:font-style="normal" fo:font-weight="bold" officeooo:rsid="000ad14f" officeooo:paragraph-rsid="000ad14f" style:font-size-asian="7.84999990463257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text-position="0% 100%" style:font-name="PakType Naskh Basic" fo:font-size="9pt" fo:font-style="normal" fo:font-weight="bold" officeooo:rsid="000ad14f" officeooo:paragraph-rsid="0014b90a" style:font-size-asian="7.84999990463257pt" style:font-style-asian="normal" style:font-weight-asian="bold" style:font-size-complex="9pt" style:font-style-complex="normal" style:font-weight-complex="bold"/>
    </style:style>
    <style:style style:name="P11" style:family="paragraph" style:parent-style-name="Standard">
      <style:paragraph-properties fo:text-align="start" style:justify-single-word="false"/>
      <style:text-properties style:text-position="0% 100%" style:font-name="PakType Naskh Basic" fo:font-size="13pt" fo:font-style="normal" fo:font-weight="normal" officeooo:rsid="000c9c5c" officeooo:paragraph-rsid="000c9c5c"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style:text-position="0% 100%" style:font-name="PakType Naskh Basic" fo:font-size="12pt" fo:font-style="normal" fo:font-weight="normal" officeooo:rsid="000c9c5c" officeooo:paragraph-rsid="000c9c5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text-position="0% 100%" style:font-name="PakType Naskh Basic" fo:font-size="12pt" fo:font-style="normal" fo:font-weight="bold" officeooo:rsid="0014b90a" officeooo:paragraph-rsid="0014b90a" style:font-size-asian="12pt" style:font-style-asian="normal" style:font-weight-asian="bold" style:font-size-complex="12pt" style:font-style-complex="normal" style:font-weight-complex="bold"/>
    </style:style>
    <style:style style:name="P14" style:family="paragraph" style:parent-style-name="Standard">
      <style:text-properties style:text-position="0% 100%" style:font-name="PakType Naskh Basic" fo:font-size="12pt" fo:font-style="normal" fo:font-weight="bold" officeooo:rsid="000d5773" officeooo:paragraph-rsid="0018e848"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3pt" officeooo:paragraph-rsid="000fa014" style:font-size-asian="13pt" style:font-size-complex="13pt"/>
    </style:style>
    <style:style style:name="P16" style:family="paragraph" style:parent-style-name="Standard" style:master-page-name="">
      <loext:graphic-properties draw:fill="none"/>
      <style:paragraph-properties fo:margin-left="-0.7cm" fo:margin-right="-0.6cm" fo:text-align="center" style:justify-single-word="false" fo:text-indent="0cm" style:auto-text-indent="false" style:page-number="auto" fo:background-color="transparent"/>
      <style:text-properties style:font-name="PakType Naskh Basic" fo:font-size="14pt" fo:font-weight="bold" officeooo:rsid="00096da6" officeooo:paragraph-rsid="00096da6"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PakType Naskh Basic" fo:font-size="13pt" fo:font-weight="bold" officeooo:rsid="000ad14f" officeooo:paragraph-rsid="000ad14f" style:font-size-asian="13pt" style:font-weight-asian="bold" style:font-size-complex="13pt" style:font-weight-complex="bold"/>
    </style:style>
    <style:style style:name="P18" style:family="paragraph" style:parent-style-name="Table_20_Contents">
      <style:paragraph-properties fo:text-align="center" style:justify-single-word="false"/>
      <style:text-properties style:font-name="PakType Naskh Basic" fo:font-size="13pt" fo:font-weight="bold" officeooo:rsid="000ad14f" officeooo:paragraph-rsid="0014b90a" style:font-size-asian="13pt" style:font-weight-asian="bold" style:font-size-complex="13pt" style:font-weight-complex="bold"/>
    </style:style>
    <style:style style:name="P19" style:family="paragraph" style:parent-style-name="Table_20_Contents">
      <style:paragraph-properties fo:text-align="center" style:justify-single-word="false"/>
      <style:text-properties style:font-name="PakType Naskh Basic" fo:font-size="13pt" officeooo:rsid="000ad14f" officeooo:paragraph-rsid="000ad14f" style:font-size-asian="13pt" style:font-size-complex="13pt"/>
    </style:style>
    <style:style style:name="P20" style:family="paragraph" style:parent-style-name="Table_20_Contents">
      <style:paragraph-properties fo:text-align="center" style:justify-single-word="false"/>
      <style:text-properties style:font-name="PakType Naskh Basic" fo:font-size="13pt" officeooo:rsid="000ad14f" officeooo:paragraph-rsid="0014b90a" style:font-size-asian="13pt" style:font-size-complex="13pt"/>
    </style:style>
    <style:style style:name="P21" style:family="paragraph" style:parent-style-name="Table_20_Contents">
      <style:paragraph-properties fo:text-align="center" style:justify-single-word="false"/>
      <style:text-properties style:font-name="PakType Naskh Basic" fo:font-size="13pt" officeooo:rsid="000ad14f" officeooo:paragraph-rsid="0015874e" style:font-size-asian="13pt" style:font-size-complex="13pt"/>
    </style:style>
    <style:style style:name="P22" style:family="paragraph" style:parent-style-name="Table_20_Contents">
      <style:paragraph-properties fo:text-align="center" style:justify-single-word="false"/>
      <style:text-properties style:font-name="PakType Naskh Basic" fo:font-size="13pt" officeooo:rsid="0015874e" officeooo:paragraph-rsid="0015874e" style:font-size-asian="13pt" style:font-size-complex="13pt"/>
    </style:style>
    <style:style style:name="P23" style:family="paragraph" style:parent-style-name="Standard">
      <style:text-properties style:text-position="0% 100%" style:font-name="PakType Naskh Basic" fo:font-size="13pt" fo:font-style="normal" fo:font-weight="normal" officeooo:rsid="0022334c" officeooo:paragraph-rsid="001bc2ae"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font-name="PakType Naskh Basic" fo:font-size="14pt" fo:font-style="normal" fo:font-weight="normal" officeooo:rsid="00224df9" officeooo:paragraph-rsid="00224df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PakType Naskh Basic" fo:font-size="13pt" fo:font-style="italic" fo:font-weight="normal" officeooo:rsid="000a37f2" officeooo:paragraph-rsid="000a37f2" style:font-size-asian="13pt" style:font-style-asian="italic" style:font-weight-asian="normal" style:font-size-complex="13pt" style:font-style-complex="italic" style:font-weight-complex="normal"/>
    </style:style>
    <style:style style:name="P26" style:family="paragraph" style:parent-style-name="Standard">
      <style:text-properties officeooo:rsid="00224df9" officeooo:paragraph-rsid="00224df9"/>
    </style:style>
    <style:style style:name="P27" style:family="paragraph" style:parent-style-name="Standard">
      <style:text-properties officeooo:paragraph-rsid="001bc2ae"/>
    </style:style>
    <style:style style:name="T1" style:family="text">
      <style:text-properties style:text-position="super 58%"/>
    </style:style>
    <style:style style:name="T2" style:family="text">
      <style:text-properties style:text-position="super 58%" officeooo:rsid="000fa014"/>
    </style:style>
    <style:style style:name="T3" style:family="text">
      <style:text-properties style:text-position="0% 100%"/>
    </style:style>
    <style:style style:name="T4" style:family="text">
      <style:text-properties style:text-position="0% 100%" officeooo:rsid="000fa014"/>
    </style:style>
    <style:style style:name="T5" style:family="text">
      <style:text-properties style:text-position="0% 100%" style:font-name="PakType Naskh Basic" fo:font-style="normal" fo:font-weight="normal" officeooo:rsid="000fa014" style:font-style-asian="normal" style:font-weight-asian="normal" style:font-style-complex="normal" style:font-weight-complex="normal"/>
    </style:style>
    <style:style style:name="T6" style:family="text">
      <style:text-properties style:text-position="0% 100%" style:font-name="PakType Naskh Basic" fo:font-style="normal" fo:font-weight="normal" officeooo:rsid="0014b90a" style:font-style-asian="normal" style:font-weight-asian="normal" style:font-style-complex="normal" style:font-weight-complex="normal"/>
    </style:style>
    <style:style style:name="T7" style:family="text">
      <style:text-properties style:text-position="0% 100%" style:font-name="PakType Naskh Basic" fo:font-style="normal" fo:font-weight="normal" officeooo:rsid="0012bfff" style:font-style-asian="normal" style:font-weight-asian="normal" style:font-style-complex="normal" style:font-weight-complex="normal"/>
    </style:style>
    <style:style style:name="T8" style:family="text">
      <style:text-properties style:text-position="0% 100%" style:font-name="PakType Naskh Basic" fo:font-style="normal" fo:font-weight="normal" officeooo:rsid="0010de8c" style:font-style-asian="normal" style:font-weight-asian="normal" style:font-style-complex="normal" style:font-weight-complex="normal"/>
    </style:style>
    <style:style style:name="T9" style:family="text">
      <style:text-properties style:text-position="0% 100%" style:font-name="PakType Naskh Basic" fo:font-style="normal" fo:font-weight="normal" officeooo:rsid="00224df9" style:font-style-asian="normal" style:font-weight-asian="normal" style:font-style-complex="normal" style:font-weight-complex="normal"/>
    </style:style>
    <style:style style:name="T10" style:family="text">
      <style:text-properties style:text-position="0% 100%" style:font-name="PakType Naskh Basic" fo:font-size="13pt" fo:font-style="normal" fo:font-weight="normal" style:font-size-asian="11.3500003814697pt" style:font-style-asian="normal" style:font-weight-asian="normal" style:font-size-complex="13pt" style:font-style-complex="normal" style:font-weight-complex="normal"/>
    </style:style>
    <style:style style:name="T11" style:family="text">
      <style:text-properties style:text-position="0% 100%" style:font-name="PakType Naskh Basic" fo:font-size="13pt" fo:font-style="normal" fo:font-weight="normal" officeooo:rsid="00170382" style:font-size-asian="11.3500003814697pt" style:font-style-asian="normal" style:font-weight-asian="normal" style:font-size-complex="13pt" style:font-style-complex="normal" style:font-weight-complex="normal"/>
    </style:style>
    <style:style style:name="T12" style:family="text">
      <style:text-properties style:text-position="0% 100%" style:font-name="PakType Naskh Basic" fo:font-size="13pt" fo:font-style="normal" fo:font-weight="normal" officeooo:rsid="0019b5c8" style:font-size-asian="11.3500003814697pt" style:font-style-asian="normal" style:font-weight-asian="normal" style:font-size-complex="13pt" style:font-style-complex="normal" style:font-weight-complex="normal"/>
    </style:style>
    <style:style style:name="T13" style:family="text">
      <style:text-properties style:text-position="0% 100%" style:font-name="PakType Naskh Basic" fo:font-size="13pt" fo:font-style="normal" fo:font-weight="normal" officeooo:rsid="001c13ce" style:font-size-asian="11.3500003814697pt" style:font-style-asian="normal" style:font-weight-asian="normal" style:font-size-complex="13pt" style:font-style-complex="normal" style:font-weight-complex="normal"/>
    </style:style>
    <style:style style:name="T14" style:family="text">
      <style:text-properties style:text-position="0% 100%" style:font-name="PakType Naskh Basic" fo:font-size="13pt" fo:font-style="normal" fo:font-weight="normal" officeooo:rsid="001cb55a" style:font-size-asian="11.3500003814697pt" style:font-style-asian="normal" style:font-weight-asian="normal" style:font-size-complex="13pt" style:font-style-complex="normal" style:font-weight-complex="normal"/>
    </style:style>
    <style:style style:name="T15" style:family="text">
      <style:text-properties style:text-position="0% 100%" style:font-name="PakType Naskh Basic" fo:font-size="13pt" fo:font-style="normal" fo:font-weight="normal" officeooo:rsid="001bc2ae" style:font-size-asian="11.3500003814697pt" style:font-style-asian="normal" style:font-weight-asian="normal" style:font-size-complex="13pt" style:font-style-complex="normal" style:font-weight-complex="normal"/>
    </style:style>
    <style:style style:name="T16" style:family="text">
      <style:text-properties style:text-position="0% 100%" style:font-name="PakType Naskh Basic" fo:font-size="13pt" fo:font-style="normal" fo:font-weight="normal" officeooo:rsid="0022334c" style:font-size-asian="11.3500003814697pt" style:font-style-asian="normal" style:font-weight-asian="normal" style:font-size-complex="13pt" style:font-style-complex="normal" style:font-weight-complex="normal"/>
    </style:style>
    <style:style style:name="T17" style:family="text">
      <style:text-properties style:text-position="0% 100%" fo:font-size="13pt" style:font-size-asian="13pt" style:font-size-complex="13pt"/>
    </style:style>
    <style:style style:name="T18" style:family="text">
      <style:text-properties style:text-position="0% 100%" fo:font-size="13pt" officeooo:rsid="00170382" style:font-size-asian="13pt" style:font-size-complex="13pt"/>
    </style:style>
    <style:style style:name="T19" style:family="text">
      <style:text-properties officeooo:rsid="000fa014"/>
    </style:style>
    <style:style style:name="T20" style:family="text">
      <style:text-properties officeooo:rsid="0015874e"/>
    </style:style>
    <style:style style:name="T21" style:family="text">
      <style:text-properties fo:color="#0000ff" style:font-name="PakType Naskh Basic" fo:font-size="10pt" style:text-underline-style="solid" style:text-underline-width="auto" style:text-underline-color="font-color" fo:font-weight="bold" officeooo:rsid="001bc2ae" style:font-size-asian="10pt" style:font-weight-asian="bold" style:font-size-complex="10pt" style:font-weight-complex="bold"/>
    </style:style>
    <style:style style:name="T22" style:family="text">
      <style:text-properties officeooo:rsid="00224d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System Administration 2 – Python Weekly Report <text:span text:style-name="T22">3</text:span></text:p>
      <text:p text:style-name="P1">Date: Sunday <text:span text:style-name="T19">12</text:span><text:span text:style-name="T1">th <text:s/></text:span><text:span text:style-name="T4">February</text:span><text:span text:style-name="T2"> </text:span><text:span text:style-name="T3"><text:s/>2017</text:span></text:p>
      <text:p text:style-name="P1"><text:span text:style-name="T3"/></text:p>
      <text:p text:style-name="P3">What I did:</text:p>
      <text:p text:style-name="P15"><text:span text:style-name="T9">Last</text:span><text:span text:style-name="T5"> week instead of relying on the </text:span><text:span text:style-name="T6">provided echo</text:span><text:span text:style-name="T5"> server, I wrote my own </text:span><text:span text:style-name="T7">echo</text:span><text:span text:style-name="T5"> </text:span><text:span text:style-name="T8">server using Python and the sockets library. </text:span><text:span text:style-name="T9">This week I improved both my client and server by adding command line arguments to them in which the user can set the port number as an argument when running the python file and the IP address to listen/connect to will be asked normally on the command line.</text:span></text:p>
      <text:p text:style-name="P8"/>
      <text:p text:style-name="P4"><text:bookmark-start text:name="__DdeLink__18_1534333671"/>Specification Table<text:bookmark-end text:name="__DdeLink__18_1534333671"/></text:p>
      <text:p text:style-name="P13"><text:bookmark-start text:name="__DdeLink__123_410323215"/>echo_client.py</text:p>
      <table:table table:name="Table1" table:style-name="Table1">
        <table:table-column table:style-name="Table1.A"/>
        <table:table-column table:style-name="Table1.B"/>
        <table:table-column table:style-name="Table1.C"/>
        <table:table-row>
          <table:table-cell table:style-name="Table1.A1" office:value-type="string">
            <text:p text:style-name="P17">Inputs</text:p>
          </table:table-cell>
          <table:table-cell table:style-name="Table1.A1" office:value-type="string">
            <text:p text:style-name="P17">Processing</text:p>
          </table:table-cell>
          <table:table-cell table:style-name="Table1.C1" office:value-type="string">
            <text:p text:style-name="P17">Outputs</text:p>
          </table:table-cell>
        </table:table-row>
        <table:table-row>
          <table:table-cell table:style-name="Table1.A2" office:value-type="string">
            <text:p text:style-name="P19">message</text:p>
          </table:table-cell>
          <table:table-cell table:style-name="Table1.A2" office:value-type="string">
            <text:p text:style-name="P19">Input message</text:p>
            <text:p text:style-name="P19"><text:span text:style-name="T20">Encode</text:span> message</text:p>
            <text:p text:style-name="P19">Send encoded message to server</text:p>
            <text:p text:style-name="P21"><text:span text:style-name="T20">Decode reply</text:span> message <text:span text:style-name="T20">from server</text:span></text:p>
          </table:table-cell>
          <table:table-cell table:style-name="Table1.C2" office:value-type="string">
            <text:p text:style-name="P22">Print reply from the server</text:p>
          </table:table-cell>
        </table:table-row>
      </table:table>
      <text:p text:style-name="P9"><text:bookmark-end text:name="__DdeLink__123_410323215"/></text:p>
      <text:p text:style-name="P13">echo_server.py</text:p>
      <table:table table:name="Table2" table:style-name="Table2">
        <table:table-column table:style-name="Table2.A"/>
        <table:table-column table:style-name="Table2.B"/>
        <table:table-column table:style-name="Table2.C"/>
        <table:table-row>
          <table:table-cell table:style-name="Table2.A1" office:value-type="string">
            <text:p text:style-name="P18">Inputs</text:p>
          </table:table-cell>
          <table:table-cell table:style-name="Table2.A1" office:value-type="string">
            <text:p text:style-name="P18">Processing</text:p>
          </table:table-cell>
          <table:table-cell table:style-name="Table2.C1" office:value-type="string">
            <text:p text:style-name="P18">Outputs</text:p>
          </table:table-cell>
        </table:table-row>
        <table:table-row>
          <table:table-cell table:style-name="Table2.A2" office:value-type="string">
            <text:p text:style-name="P20">message</text:p>
          </table:table-cell>
          <table:table-cell table:style-name="Table2.A2" office:value-type="string">
            <text:p text:style-name="P22">Receive message</text:p>
            <text:p text:style-name="P20">Decode message</text:p>
            <text:p text:style-name="P20">Send <text:span text:style-name="T20">decoded</text:span> message to <text:span text:style-name="T20">client</text:span></text:p>
          </table:table-cell>
          <table:table-cell table:style-name="Table2.C2" office:value-type="string">
            <text:p text:style-name="P20"><text:span text:style-name="T20">Print</text:span> reply from the <text:span text:style-name="T20">client</text:span></text:p>
          </table:table-cell>
        </table:table-row>
      </table:table>
      <text:p text:style-name="P10"/>
      <text:p text:style-name="P5">Output</text:p>
      <text:p text:style-name="P11">(The .<text:span text:style-name="T20">py files</text:span> <text:span text:style-name="T20">and their output</text:span> will be uploaded separately)</text:p>
      <text:p text:style-name="P12"/>
      <text:p text:style-name="P5">What I learned</text:p>
      <text:p text:style-name="P24"><text:span text:style-name="T18">U</text:span><text:span text:style-name="T17">sing command line arguments as data entry methods in python.</text:span></text:p>
      <text:p text:style-name="P2"/>
      <text:p text:style-name="P6"><text:bookmark-start text:name="__DdeLink__298_410323215"/>Problems I have encountered <text:bookmark-end text:name="__DdeLink__298_410323215"/></text:p>
      <text:p text:style-name="P26"><text:span text:style-name="T12">I</text:span><text:span text:style-name="T10">n this weekly I have not encountered any problems with my programming as there was not a lot of work for this programming wise as all I needed to do was to switch one line of code which takes the port number as an input on the command line to one that takes value of the first command line argument and assign it to the port number.</text:span></text:p>
      <text:p text:style-name="P14"/>
      <text:p text:style-name="P7">What will be done next week</text:p>
      <text:p text:style-name="P26"><text:span text:style-name="T16">F</text:span><text:span text:style-name="T10">or next week I will adding exception handling to my code to handle common errors the user might encounter while the program is running. </text:span></text:p>
      <text:p text:style-name="P23"/>
      <text:p text:style-name="P27"><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PakType Naskh Basic" svg:font-family="'PakType Naskh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5:55:00.320350854</meta:creation-date>
    <dc:date>2017-02-01T18:42:15.116918094</dc:date>
    <meta:editing-duration>PT1H14M8S</meta:editing-duration>
    <meta:editing-cycles>5</meta:editing-cycles>
    <meta:generator>LibreOffice/5.1.6.2.0$Linux_X86_64 LibreOffice_project/10$Build-2</meta:generator>
    <meta:document-statistic meta:table-count="2" meta:image-count="0" meta:object-count="0" meta:page-count="1" meta:paragraph-count="32" meta:word-count="256" meta:character-count="1456" meta:non-whitespace-character-count="1227"/>
  </office:meta>
</office:document-meta>
</file>